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color="#0000ff" style:text-underline-style="none" fo:font-weight="bold" style:font-weight-asian="bold" style:font-weight-complex="bold"/>
    </style:style>
    <style:style style:name="P3" style:family="paragraph" style:parent-style-name="Standard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How to use the DisplayManager class</text:p>
      <text:p text:style-name="P1"/>
      <text:p text:style-name="P2">[Introduction]</text:p>
      <text:p text:style-name="P4">The DisplayManager class is a utility tool to print text onto the console screen. <text:s/>It allows you to have colored text as well as text styles such as bold and underline.</text:p>
      <text:p text:style-name="P4"/>
      <text:p text:style-name="P4"/>
      <text:p text:style-name="P2">[Usage]</text:p>
      <text:p text:style-name="P4">All the methods in DisplayManager are static, so <text:span text:style-name="T1">you do not need to instantiate the class</text:span>. </text:p>
      <text:p text:style-name="P4"/>
      <text:p text:style-name="P4">Example 1: Print “Hello World” in red</text:p>
      <text:p text:style-name="P4"/>
      <text:p text:style-name="P4"><text:tab/>DisplayManager::Print( “Hello World”, RED );</text:p>
      <text:p text:style-name="P4"/>
      <text:p text:style-name="P4"><text:bookmark-start text:name="__DdeLink__10_2142621900"/>Here RED is an enum of type ePixelColor (see DisplayManager.h)<text:bookmark-end text:name="__DdeLink__10_2142621900"/></text:p>
      <text:p text:style-name="P4"/>
      <text:p text:style-name="P4"/>
      <text:p text:style-name="P4"><text:bookmark-start text:name="__DdeLink__2_2142621900"/>Example 2: Print “Hello World” in green and bold</text:p>
      <text:p text:style-name="P4"/>
      <text:p text:style-name="P4"><text:tab/>DisplayManager::Print( “Hello World”, GREEN, BOLD );</text:p>
      <text:p text:style-name="P4"/>
      <text:p text:style-name="P4">Here RED is an enum of type ePixelColor and BOLD is an enum of type eTextStyle (see DisplayManager.h)</text:p>
      <text:p text:style-name="P4"><text:bookmark-end text:name="__DdeLink__2_2142621900"/></text:p>
      <text:p text:style-name="P4"/>
      <text:p text:style-name="P4">Example 3: Print “Hello World” in green, bold and underlined</text:p>
      <text:p text:style-name="P4"/>
      <text:p text:style-name="P4"><text:bookmark-start text:name="__DdeLink__4_2142621900"/><text:tab/>DisplayManager::Print( “Hello World”, GREEN, BOLD | UNDERSCORE );<text:bookmark-end text:name="__DdeLink__4_2142621900"/></text:p>
      <text:p text:style-name="P4"/>
      <text:p text:style-name="P4"/>
      <text:p text:style-name="P4">Example 4: Print “Hello World” in cyan, bold and underlined, with a green background</text:p>
      <text:p text:style-name="P4"/>
      <text:p text:style-name="P4"><text:tab/>DisplayManager::Print( “Hello World”, CYAN, BOLD | UNDERSCORE, GREEN );</text:p>
      <text:p text:style-name="P4"/>
      <text:p text:style-name="P4"/>
      <text:p text:style-name="P4">Example 5: Sometimes it is not conveniant to set the string message. So we can also do this:</text:p>
      <text:p text:style-name="P4"/>
      <text:p text:style-name="P4"><text:tab/>DisplayManager::Begin( RED, BOLD );</text:p>
      <text:p text:style-name="P4"><text:tab/>std::cout &lt;&lt; <text:bookmark-start text:name="__DdeLink__8_2142621900"/>"<text:bookmark-end text:name="__DdeLink__8_2142621900"/>\nYou need to key in an integer between [" &lt;&lt; nMin &lt;&lt; "-" &lt;&lt; nMax &lt;&lt; "]";</text:p>
      <text:p text:style-name="P4"><text:tab/>std::cout &lt;&lt; "\nPlease try again: ";</text:p>
      <text:p text:style-name="P4"><text:tab/>DisplayManager::End();</text:p>
      <text:p text:style-name="P4"/>
      <text:p text:style-name="P4">DisplayManager::Begin( ... ) is like setting the text attributes. So all std::cout that follow will be in red and bold. <text:s/><text:span text:style-name="T4">To reset the attributes, make sure you call DisplayManager::End()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</meta:initial-creator>
    <meta:creation-date>2014-02-02T04:39:52</meta:creation-date>
    <dc:date>2014-02-02T05:48:30</dc:date>
    <dc:creator>Dennis </dc:creator>
    <meta:editing-duration>PT16M4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21" meta:word-count="228" meta:character-count="1406" meta:non-whitespace-character-count="1188"/>
  </office:meta>
</office:document-meta>
</file>